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fo:font-weight="bold" style:font-size-asian="10.5pt" style:font-weight-asian="bold" style:font-size-complex="10.5pt" style:font-weight-complex="bold"/>
    </style:style>
    <style:style style:name="P3"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weight-complex="bold"/>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Three Unwise Men </text:p>
      <text:p text:style-name="P2"/>
      <text:p text:style-name="P1"><text:span text:style-name="T1">Read:</text:span> II Kings 18:29-19:7</text:p>
      <text:p text:style-name="P1"><text:s/></text:p>
      <text:p text:style-name="P1"><text:span text:style-name="T1">Text:</text:span> Malachi 2:17 "Ye have wearied the LORD with your words. <text:s/>Yet ye say, Wherein have we wearied him? <text:s/>When ye say, Every one that doeth evil is good in the sight of the LORD, and he delighteth in them; or, Where is the God of judgment?"</text:p>
      <text:p text:style-name="P1"/>
      <text:p text:style-name="P1"><text:span text:style-name="T1">Introduction:</text:span> I struggled with what to call this sermon. If God was physically present (and we could see Him with our natural eyes) and spoke to us we would not dare to disagree with anything that He said. Yet we live in a day that men and women have little or no trouble with redefining what salvation is, how sanctification works, and what God’s standards for Christian living are. Things that were classified as sin in the last generation are normal practice in the church today. Multiple divorce and remarriages are not only in the pew but are common in the ministry. “Christian” couples live together in increasing numbers prior to marriage and nary a peep is heard from the pulpit.</text:p>
      <text:p text:style-name="P1"><text:s text:c="2"/>In most churches Christian service is optional. Most church leaders are satisfied to have high numbers in the pew on Sunday morning and expect little else. Churches are paying staff for doing things that used to be done by laymen as an act of Service to their Lord.</text:p>
      <text:p text:style-name="P1"><text:s text:c="2"/>We watch things via television, DVD, video tape, and on the computer that never would have been in the home of a believer in previous generations. Comedian Ken Davis tells of his father-in-law who accused him of neglecting his children. He said: “If a stranger came into your home and cursed and used vile language, in front of your children, you would do nothing about it. Ken Davis said: “I was angry and said. If that ever happened I would throw the man out.” His father-in-law said: “There he is.” And pointed to the TV.</text:p>
      <text:p text:style-name="P1"/>
      <text:p text:style-name="P1"><text:span text:style-name="T1">I. The King who taunted God:</text:span> In I Kings we read about the king of Assyria: Sennacherib. He had surrounded Gods people and was threat-ening to finish them off. He must have known something about King Hezekiah for he told the people not to trust him when he promised God’s help. He reminds them that he has defeated many other people with their other gods and that they can rest assured that Hezekiah’s God is no different. Oh what he was about to learn!<text:tab/><text:tab/><text:tab/> <text:s text:c="3"/></text:p>
      <text:p text:style-name="P1"><text:s text:c="2"/>Hezekiah immediately falls to his knees and calls on God. He reminds God of what Sennacherib had said but then points out that the gods that Sennacherib had defeated were not gods at all but were idols made of wood and stone. God sends Isaiah to tell Hezekiah that he has nothing to worry about. Sennacherib will never have another victory. God sends him home to be murdered by his sons. </text:p>
      <text:p text:style-name="P1"/>
      <text:p text:style-name="P1"><text:span text:style-name="T1">II. The King who ignored God:</text:span> In Daniel 5 we read about Iraq. It wasn’t called Iraq in the Bible but rather Babylon. In Babylon was Belshazzar the son of Nebuchadnezzar. Nebuchadnezzar was the king that decided to follow the God of Daniel, Shadrach, Meshach, and Abednego after his seven year bout with insanity. His son did not follow in his dad’s footsteps. As Belshazzar, the king, misused the items taken from Gods Temple in Jerusalem he is distracted by a drama on the wall. A mans hand appears and is writing on the wall. Not only does he see it but all his guests do, as well. Daniel is called in to read and interpret the words on the wall. The message is not good. Daniel reminds him that he knew the truth but ignored it. The king is told that it is his last night on earth (even then he does not repent). This is a picture of the man who loses every-thing as a result of ignoring God.</text:p>
      <text:p text:style-name="P1"/>
      <text:p text:style-name="P1"><text:span text:style-name="T1">III. The King who forgot God:</text:span> In Acts 26 Paul is being examined by King Agrippa. He tells the king his entire story of how he met Jesus on the road to Damascus. He reminds the king that the king, himself, has been a student of the prophets and challenges him by pointing out that he knows that King Agrippa does indeed believe the prophets. In essence he says I know that you know that I am right. Up until this moment you may have not put it all together but let me remind you that Christ is the fulfillment of all the prophets that you believe.</text:p>
      <text:p text:style-name="P1"/>
      <text:p text:style-name="P1"><text:span text:style-name="T1">Conclude:</text:span> Which king are you? Most of us would not taunt God; not openly. Most of us would not ignore God; not blatantly. Most of us have not forgotten God; not really. The problem is that many of us live as if we are taunting God, ignoring God, or forgetting God. We tend to pick and choose which commandments we want to follow. We have a million excuses for misbehavior and/or sin. We are distracted by the good so often that we usually miss the better and the best.</text:p>
      <text:p text:style-name="P1"><text:s text:c="2"/>There are many kings in the Bible that did follow God. They may not be as memorable to us but you can be assured that they are memorable to Go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isagreeing With God </dc:title>
    <meta:initial-creator>Joel Tice</meta:initial-creator>
    <meta:creation-date>2007-03-24T19:25:00</meta:creation-date>
    <dc:creator>Joel Tice</dc:creator>
    <dc:date>2018-12-24T23:47:13.43</dc:date>
    <meta:editing-cycles>9</meta:editing-cycles>
    <meta:editing-duration>PT1H21M</meta:editing-duration>
    <meta:generator>OpenOffice/4.1.3$Win32 OpenOffice.org_project/413m1$Build-9783</meta:generator>
    <meta:document-statistic meta:table-count="0" meta:image-count="0" meta:object-count="0" meta:page-count="1" meta:paragraph-count="13" meta:word-count="871" meta:character-count="4670"/>
  </office:meta>
</office:document-meta>
</file>